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paragraph-rsid="001a5a2e" style:font-size-asian="14pt" style:font-size-complex="14pt"/>
    </style:style>
    <style:style style:name="P2" style:family="paragraph" style:parent-style-name="Standard">
      <style:text-properties officeooo:paragraph-rsid="001c7c16"/>
    </style:style>
    <style:style style:name="P3" style:family="paragraph" style:parent-style-name="Standard">
      <style:text-properties officeooo:paragraph-rsid="001ceb10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1b6935" style:font-size-asian="14pt" style:font-size-complex="14pt"/>
    </style:style>
    <style:style style:name="T3" style:family="text">
      <style:text-properties style:font-name="arial" fo:font-size="14pt" officeooo:rsid="001be97d" style:font-size-asian="14pt" style:font-size-complex="14pt"/>
    </style:style>
    <style:style style:name="T4" style:family="text">
      <style:text-properties style:font-name="arial" fo:font-size="14pt" officeooo:rsid="001c7c16" style:font-size-asian="14pt" style:font-size-complex="14pt"/>
    </style:style>
    <style:style style:name="T5" style:family="text">
      <style:text-properties style:font-name="arial" fo:font-size="14pt" officeooo:rsid="001ceb10" style:font-size-asian="14pt" style:font-size-complex="14pt"/>
    </style:style>
    <style:style style:name="T6" style:family="text">
      <style:text-properties style:font-name="arial" fo:font-size="14pt" officeooo:rsid="001e9c08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4 IV 1961 nagrali pierwszą w Polsce i krajach komunist. płytę z piosenkami rockowymi, które śpiewał M. Tarnowski (Elevator Rock, When The Saints Go Rock And Roll ) i J. Godlewski (Sweet Little Sixteen, Apron Strings ). Oprócz nich z Czerwono-Czarnymi śpiewali też H. Majdaniec, K. Stanek, Burano i T. Keczer. Po dwóch pierwszych edycjach zorganizowanego przez Czerwono-Czarnych Festiwalu Młodych Talentów w Szczecinie (1962–63), do zespołu dołączyli soliści: K. Sobczyk, M. Kossowski, J. Lech, H. Fabian (grupa istniała do 1976, działając w zmiennym składzie, m.in. K. Sadowski, Z. Bizoń, R. Poznakowski, J. Koman, W. Gąssowski, S. Krajewski, H. Frąckowiak, S. Mikołajczyk). W 1962 F. Walicki i J. Kossela (później twórca Czerwonych Gitar) rzucili hasło „polska młodzież śpiewa polskie piosenki” i założyli na Wybrzeżu zespół Niebiesko-Czarni (soliści, m.in. A. Rusowicz, W. Korda, P. Janczerski, Cz. Wydrzycki — po zmianie nazwiska Cz. Niemen). Powstanie Niebiesko-Czarnych stanowiło istotny przełom w pol. piosence rockowej i rockopochodnej: wszystkie teksty były śpiewane w języku pol., a piosenki pisali pol. autorzy i kompozytorzy (wyjątek stanowiły piosenki rockowej „klasyki” śpiewane w w języku ang., który do polskiej m.r. wrócił na większą skalę dopiero w latach 80. i 90. w związku z planami niektórych wykonawców wejścia na rynki zachodnie.) W 1965 powstał w Gdyni zespół Czerwone Gitary (początkowo pod nazwą Pięciolinie), którego hasło brzmiało: „gramy i śpiewamy najgłośniej w Polsce”. Jego filarami stali się: K. Klenczon i S. Krajewski. Zespół ten, zw. pol. Beatlesami, adresował swoje piosenki do kilkunastolatków (Nie zadzieraj nosa, Bo ty się boisz myszy, Matura, Takie ładne oczy, Dozwolone od lat 18 ). W tym samym roku powstał też zespół braci A. i J. Zielińskich Skaldowie, którego muzyka łączyła nurt barok rock z folk rockiem (opartym gł. na lud. muzyce góralskiej). Ludowa inspiracja leżała też u podstaw repertuaru (i stroju) łódzkich zespołów: grupy skifflowej NoToCo P. Janczarskiego (zał. 1967) i pop folkrockowych Trubadurów (od 1967 z R. Poznakowskim i K. Krawczykiem). Jednak za pierwszą, autentycznie rockową grupę pol., realizującą w swojej muzyce o korzeniach bluesowych ideały „rockowej rewolucji obyczajowej” z lat 60. był zespół Breakout rockbluesmana T. Nalepy, z solistką M. Kubasińską, utworzony 1968 w Rzeszowie z istniejącego wcześniej zespołu Blackout (w którym występował S. Guzek, po zmianie nazwiska S. Borys, druga po Niemenie czołowa postać pol. wokalistyki rockowej). W stronę rhythm and bluesa oraz muzyki soulowej skłaniały się zespoły powstające pod koniec lat 60.: Polanie, Klan, Tajfuny, Chochoły, łączące elementy murzyńskiej metrorytmiki i ekspresji ze słow. śpiewnością charakterystyczną dla lud. ballad. Polską piosenką soulową, która wywołała największy rezonans społ. w całej historii pol. rocka, był przebój Cz. Niemena Dziwny jest ten świat, zaprezentowany 1967 na festiwalu piosenki pol. w Opolu. Niemen, autor tekstu, muzyki i wykonawca tej piosenki, wywołał ogólnonar. dyskusję nad problemami młodzieży, jej postawami kontestacji i buntu, potrzebami i światopoglądem (z pominięciem, co w PRL było oczywiste, jakichkolwiek sporów natury polit.). Po tej piosence Niemen stał się na wiele lat idolem młodzieży (bez pomocy <text:soft-page-break/>stacji radiowych i telewizyjnych, dla których wówczas prawie „nie istniał”, więc popularność ta stała się swoistym fenomenem muz.-socjologicznym), a dzięki doskonałemu warsztatowi muz. — także najciekawszą postacią rodzimej m.r., a nawet szerzej — całej rozrywkowej estrady muzycznej. Jego duża inwencja melodyczna, poparta stale udoskonalaną techniką wokalną w połączeniu z wariabilną, często zaskakującą w swoich „wycieczkach dźwiękowych” warstwą akompaniującą śpiewowi (melizmatyka Orientu, brzmienie chóru cerkiewnego, sięganie do lud. brzmienia istrumentalnego i muzyki elektronicznej), przy jednoczesnym niezatracaniu rhythmandbluesowych korzeni rocka — to cechy muzyki Niemena, które mogły, przy profesjonalnej promocji, uczynić go jedną ze świat. gwiazd rocka (w PRL niestety nie rozwijano przemysłu muz.). Na pocz. lat 70. w pol. rocku, podobnie jak w m.r. na całym świecie, a zwł. w USA, dała się zauważyć chęć zbliżenia się do jazzu, poprzez wzbogacenie materii brzmieniowej i urozmaicanie prostych schematów rockowych jazzową improwizacją. Niemen zał. grupę Enigmatic z najwybitniejszym wówczas pol. saksofonistą jazzowym Z. Namysłowskim; zespół Breakout związał się z flecistą, saksofonistą i kompozytorem jazzowym W. Nahornym; w Krakowie działał od końca lat 60. jazzrockowy zespół Dżamble z wokalistą A. Zauchą i znanymi jazzmanami: J. Horwathem, M. Pawlikiem, B. Radeckim, później S. Sendeckim, J. Bezuchą. Ukoronowaniem symbiozy pol. rocka i jazzu była działalność (powstałego z inicjatywy F. Walickiego) tria SBB J. Skrzeka, multiinstrumentalisty i kompozytora. Jednocześnie obserwowano kryzys popularności rocka, bowiem modny wówczas nurt jazzrockowy okazał się za trudny w odbiorze dla masowej publiczności, nie proponował też muzyki do tańca. Nową falę zainteresowania m.r. w Polsce wywołała pod koniec lat 70. grupa nowych zespołów wprowadzona na estrady pod stworzonym dla celów promocyjno-komercyjnych wspólnym szyldem Muzyka Młodej Generacji (MMG). Część z nich zdobyła sobie trwalsze miejsce w polskiej m.r., np. Kombi, Budka Suflera z wokalistką I. Trojanowską, Perfect z G. Markowskim, Mannam z Korą czy bluesrockowa Kasa Chorych z harmonijkarzem R. „Skibą” Skibińskim (jeden ze współtwórców MMG wyznał publicznie: Trzeba było wymyśleć jakieś hasło-lokomotywę, które przyciągnęłoby publiczność, a jednocześnie nie kojarzyło się z rockiem [by nie drażnić władzy, nadal niechętnej rockowi — przyp. W.P.]. I tak powstała Muzyka Nowej Generacji, ruch skupiający muzyków, menedżerów, dziennikarzy, za którym kryły się nowe u nas formy produkcji, a także sprawdzone i pewne chwyty reklamowe ). Po ożywieniu zainteresowania młodzieży rockiem przez MMG od początku lat 80. zaczął się rozwijać w Polsce nurt punkrockowy i tzw. nowofalowy (nawiązujący do modnego na Zachodzie New Wave), oba ożywiane przez festiwale rockowe w Jarocinie i festiwale zespołów Nowej Fali w toruńskim klubie Od Nowa. Był to czas chwilowego (1980–81) zrywu wolnościowego Solidarności, potem od 13 XII 1981 stanu wojennego oraz późniejszego marazmu i frustracji. Największą popularność zdobyły: z zespołów nowofalowych — Republika (zał. 1981 w Toruniu przez G. Ciechowskiego, lidera, kompozytora i solisty <text:soft-page-break/>grupy); z wywodzących się z ruchu buntu punkrockowego — m.in. Brygada Kryzys, Dezerter, Prowokacja, Siekiera, Moskwa; z nurtu bluesrockowego — katowicki Dżem z harmonijkarzem i wokalistą R. Riedlem (ta najdłużej, bo do dziś działająca pol. grupa rockowa, co prawda została zał. przez braci A. i E. Otrębów już 1973, ale dopiero 1985 zdobyła popularność płytą Cegła, uważaną za jedną z najważniejszych w historii pol. rocka, ze sztandarową dla ruchu hipisowskiego i buntu młodzieżowego piosenką Czerwony jak cegła ); największą pol. gwiazdą heavy metalu była grupa TSA (zał. 1980 w Opolu przez gitarzystę i lidera A. Nowaka, a reaktywowana pod koniec lat 90. przez wokalistę M. Piekarczyka). Po zmianie ustroju 1989 przemysł muz. zaczął się w Polsce rozwijać wg reguł wypracowanych w krajach zach., władze polit. przestały ingerować w teksty piosenek rockowych i sterować postawami młodzieży. Na pol. rynek zaczęły też wchodzić międzynar. koncerny płytowe. Sytuacja taka umożliwiła m.r. swobodny rozwój, choć jednocześnie uzależniony, w sensie komercyjnym, od reguł gry rynkowej. Takie jej elementy pozamuz., jak np. związanie się zespołów z producentami, miały niebagatelny wpływ na samą muzykę, np. dobór repertuaru czy wybór stylu gry. Wznowiły działalność niektóre zespoły będące gwiazdami pol. rocka lat 70. i 80. (Perfect, Budka Suflera, TSA), odnosząc także w latach 90. spektakularne sukcesy (przebój Takie tango Budki Suflera). Jednocześnie na pocz. lat 90. pojawiła się też na estradach i w mediach nowa generacja pol. muzyków rockowych i poprockowych, np. zespoły De Mono, Hey, Wilki, Myslovitz, O.N.A., T. Love. Jednak w odróżnieniu od zespołów z lat 60. i 70. nie wyłoniły one na razie większych indywidualności muz., a ich twórczość powiela obiegowe i aktualnie modne schematy zach. muzyki użytkowej o proweniencji rockowej. Od 2. poł. lat 90. dużą popularność zyskuje w Polsce (wywodzący się z rapu) hip hop (Liroy — P. Marzec, Zipera, Kaliber 44, Paktofonika), prezentowany na festiwalach w Opolu i Sopocie, związany z tzw. subkulturą blokersów, co czyni go w pewnym sensie kontynuatorem młodzieżowego buntu rockowego z lat 60. (doczekał się już nawet Encyklopedii polskiego hip-hopu 2004, napisanej właściwym tej subkulturze slangiem). Pewną popularność zyskały też próby łączenia rocka z muzyką góralską (Golec uOrkiestra), kontynuując nurt zapoczątkowany w latach 60. przez zespół Skaldowie. Ogólnie wydaje się, że na przeł. XX i XXI w. rozwój polskiej m.r. utknął w martwym punkcie; powiela ona jedynie wzorce sprzed l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0:14:59.861188655</meta:creation-date>
    <dc:date>2018-10-18T22:00:19.562179819</dc:date>
    <meta:editing-duration>PT13S</meta:editing-duration>
    <meta:editing-cycles>1</meta:editing-cycles>
    <meta:document-statistic meta:table-count="0" meta:image-count="0" meta:object-count="0" meta:page-count="3" meta:paragraph-count="1" meta:word-count="1296" meta:character-count="9029" meta:non-whitespace-character-count="7727"/>
    <meta:generator>LibreOffice/6.0.4.2$Linux_X86_64 LibreOffice_project/00m0$Build-2</meta:generator>
  </office:meta>
</office:document-meta>
</file>